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1" svg:font-family="OpenSymbol"/>
    <style:font-face style:name="OpenSymbol" svg:font-family="OpenSymbol, 'Arial Unicode MS'"/>
    <style:font-face style:name="Tahoma2" svg:font-family="Tahoma"/>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ru" fo:country="RU" style:font-size-asian="12pt" style:font-size-complex="12pt"/>
    </style:style>
    <style:style style:name="P2" style:family="paragraph" style:parent-style-name="Text_20_body">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text-align="justify" style:justify-single-word="false"/>
      <style:text-properties fo:font-size="12pt" style:font-size-asian="12pt" style:font-size-complex="12pt"/>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margin-top="0cm" fo:margin-bottom="0cm" fo:text-align="justify" style:justify-single-word="false" fo:text-indent="0cm" style:auto-text-indent="false"/>
      <style:text-properties fo:language="ru" fo:country="RU"/>
    </style:style>
    <style:style style:name="P7" style:family="paragraph" style:parent-style-name="Text_20_body">
      <style:paragraph-properties fo:margin-left="0cm" fo:margin-right="0cm" fo:margin-top="0cm" fo:margin-bottom="0cm" fo:text-align="justify" style:justify-single-word="false" fo:text-indent="0cm" style:auto-text-indent="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8">
      <style:paragraph-properties fo:text-align="justify" style:justify-single-word="false"/>
    </style:style>
    <style:style style:name="P11" style:family="paragraph" style:parent-style-name="Text_20_body" style:list-style-name="L9">
      <style:paragraph-properties fo:text-align="justify" style:justify-single-word="false"/>
    </style:style>
    <style:style style:name="P12" style:family="paragraph" style:parent-style-name="Text_20_body" style:list-style-name="L11">
      <style:paragraph-properties fo:text-align="justify" style:justify-single-word="false"/>
    </style:style>
    <style:style style:name="P13" style:family="paragraph" style:parent-style-name="Text_20_body" style:list-style-name="L1">
      <style:paragraph-properties fo:text-align="justify" style:justify-single-word="false"/>
      <style:text-properties style:font-name="Times New Roman1"/>
    </style:style>
    <style:style style:name="P14" style:family="paragraph" style:parent-style-name="Text_20_body" style:list-style-name="L2">
      <style:paragraph-properties fo:text-align="justify" style:justify-single-word="false"/>
      <style:text-properties fo:language="ru" fo:country="RU"/>
    </style:style>
    <style:style style:name="P15" style:family="paragraph" style:parent-style-name="Text_20_body" style:list-style-name="L4">
      <style:paragraph-properties fo:text-align="justify" style:justify-single-word="false"/>
      <style:text-properties fo:language="ru" fo:country="RU"/>
    </style:style>
    <style:style style:name="P16" style:family="paragraph" style:parent-style-name="Text_20_body" style:list-style-name="L8">
      <style:paragraph-properties fo:text-align="justify" style:justify-single-word="false"/>
      <style:text-properties fo:language="ru" fo:country="RU"/>
    </style:style>
    <style:style style:name="P17" style:family="paragraph" style:parent-style-name="Text_20_body" style:list-style-name="L9">
      <style:paragraph-properties fo:text-align="justify" style:justify-single-word="false"/>
      <style:text-properties fo:language="ru" fo:country="RU"/>
    </style:style>
    <style:style style:name="P18" style:family="paragraph" style:parent-style-name="Text_20_body" style:list-style-name="L10">
      <style:paragraph-properties fo:text-align="justify" style:justify-single-word="false"/>
      <style:text-properties fo:language="ru" fo:country="RU"/>
    </style:style>
    <style:style style:name="P19" style:family="paragraph" style:parent-style-name="Text_20_body" style:list-style-name="WW8Num2">
      <style:text-properties fo:language="ru" fo:country="RU"/>
    </style:style>
    <style:style style:name="P20" style:family="paragraph" style:parent-style-name="Text_20_body" style:list-style-name="L3"/>
    <style:style style:name="P21" style:family="paragraph" style:parent-style-name="Text_20_body" style:list-style-name="WW8Num2"/>
    <style:style style:name="P22" style:family="paragraph" style:parent-style-name="Text_20_body" style:list-style-name="L7"/>
    <style:style style:name="P23" style:family="paragraph" style:parent-style-name="Text_20_body" style:list-style-name="L7">
      <style:text-properties style:font-name="Times New Roman" fo:font-size="12pt" style:font-size-asian="12pt" style:font-size-complex="12pt"/>
    </style:style>
    <style:style style:name="P24" style:family="paragraph" style:parent-style-name="Text_20_body" style:list-style-name="L3">
      <style:text-properties fo:background-color="transparent"/>
    </style:style>
    <style:style style:name="P25" style:family="paragraph" style:parent-style-name="Text_20_body" style:list-style-name="L5">
      <style:paragraph-properties fo:margin-left="0cm" fo:margin-right="0cm" fo:margin-top="0cm" fo:margin-bottom="0cm" fo:text-align="justify" style:justify-single-word="false" fo:text-indent="0cm" style:auto-text-indent="false"/>
    </style:style>
    <style:style style:name="P26" style:family="paragraph" style:parent-style-name="Text_20_body" style:list-style-name="L6">
      <style:paragraph-properties fo:margin-left="0cm" fo:margin-right="0cm" fo:margin-top="0cm" fo:margin-bottom="0cm" fo:text-align="justify" style:justify-single-word="false" fo:text-indent="0cm" style:auto-text-indent="false"/>
    </style:style>
    <style:style style:name="P27" style:family="paragraph" style:parent-style-name="Text_20_body" style:list-style-name="L5">
      <style:paragraph-properties fo:margin-left="0cm" fo:margin-right="0cm" fo:margin-top="0cm" fo:margin-bottom="0cm" fo:text-align="justify" style:justify-single-word="false" fo:text-indent="0cm" style:auto-text-indent="false"/>
      <style:text-properties fo:language="ru" fo:country="RU"/>
    </style:style>
    <style:style style:name="P28" style:family="paragraph" style:parent-style-name="Text_20_body" style:list-style-name="L6">
      <style:paragraph-properties fo:margin-left="0cm" fo:margin-right="0cm" fo:margin-top="0cm" fo:margin-bottom="0cm" fo:text-align="justify" style:justify-single-word="false" fo:text-indent="0cm" style:auto-text-indent="false"/>
      <style:text-properties fo:language="ru" fo:country="RU"/>
    </style:style>
    <style:style style:name="P29" style:family="paragraph" style:parent-style-name="Text_20_body" style:list-style-name="L11">
      <style:paragraph-properties fo:margin-left="0cm" fo:margin-right="0cm" fo:text-align="justify" style:justify-single-word="false" fo:text-indent="-0.635cm" style:auto-text-indent="false"/>
    </style:style>
    <style:style style:name="P30" style:family="paragraph" style:parent-style-name="Text_20_body" style:list-style-name="L12">
      <style:paragraph-properties fo:margin-left="0cm" fo:margin-right="0cm" fo:text-align="justify" style:justify-single-word="false" fo:text-indent="-0.635cm" style:auto-text-indent="false"/>
    </style:style>
    <style:style style:name="P31" style:family="paragraph" style:parent-style-name="Heading_20_1">
      <style:paragraph-properties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background-color="transparent"/>
    </style:style>
    <style:style style:name="T4" style:family="text">
      <style:text-properties style:font-name="Times New Roman" fo:language="en" fo:country="US" fo:font-style="italic" fo:font-weight="bold" style:language-asian="en" style:country-asian="US" style:font-style-complex="italic" style:font-weight-complex="bold"/>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font-name="Times New Roman" fo:font-size="12pt" fo:language="ru" fo:country="RU"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style>
    <style:style style:name="T8"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style>
    <style:style style:name="T9" style:family="text">
      <style:text-properties style:font-name-asian="Arial1" style:font-name-complex="Arial1"/>
    </style:style>
    <style:style style:name="T10" style:family="text">
      <style:text-properties fo:background-color="transparent"/>
    </style:style>
    <style:style style:name="T11"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Слайд</text:h>
      <text:p text:style-name="P4"><text:span text:style-name="T1">Здравствуйте, уважаемые члены комиссии. Тема моего проекта: «</text:span><text:span text:style-name="T4">Разработка веб-редактора формализованных электронных документов на основе технологии GWT</text:span><text:span text:style-name="T1">»</text:span></text:p>
      <text:h text:style-name="P31" text:outline-level="1">Слайд</text:h>
      <text:p text:style-name="P5"><text:span text:style-name="T1">Целью работы является создание </text:span><text:span text:style-name="T3">подсистемы</text:span><text:span text:style-name="T1"> редактора электронных документов. Почему это актуально сегодня?</text:span></text:p>
      <text:p text:style-name="P5">Развитие информационных технологий выдвинуло сегодня системы документооборота. Преобразуя старые бумажные документы в электронный вид, они берут на себя основную рутинную работу по учету, перемещению, хранению и редактированию документов. Это большое подспорье в работе предприятий и организаций.</text:p>
      <text:p text:style-name="P5">Функции систем документооборота можно разделить на 2 группы:</text:p>
      <text:list xml:id="list23178666" text:style-name="L1">
        <text:list-item>
          <text:p text:style-name="P8">управление всем документооборотом в целом </text:p>
        </text:list-item>
        <text:list-item>
          <text:p text:style-name="P13">редактирования отдельных документов</text:p>
        </text:list-item>
      </text:list>
      <text:p text:style-name="P5">Итак, настоящая работа посвящена разработке подсистемы редактирования формализованных электронных документов.</text:p>
      <text:h text:style-name="P31" text:outline-level="1">Слайд</text:h>
      <text:p text:style-name="P3">Чтобы достичь поставленной цели, нужно решить следующие задачи:</text:p>
      <text:list xml:id="list23191286" text:style-name="L2">
        <text:list-item>
          <text:p text:style-name="P14">реализовать редактор как веб-приложение на основе технологии GWT</text:p>
        </text:list-item>
        <text:list-item>
          <text:p text:style-name="P14">добиться соответствия форм редактирования реальным бланкам документов</text:p>
        </text:list-item>
        <text:list-item>
          <text:p text:style-name="P14">реализовать прием <text:span text:style-name="T5">XML-</text:span>документа на редактирование от подсистемы Управления Документооборотом</text:p>
        </text:list-item>
        <text:list-item>
          <text:p text:style-name="P9"><text:span text:style-name="T1">реализовать проверку формата вводимых пользователем данных согласно </text:span><text:span text:style-name="T5">XML-</text:span><text:span text:style-name="T1">схеме (для краткости обозначим ее техническим термином «валидация»)</text:span></text:p>
        </text:list-item>
      </text:list>
      <text:p text:style-name="Text_20_body"><text:span text:style-name="T1">Кроме того, ч</text:span>тобы избежать недостатков существующих аналогов, нужно также:</text:p>
      <text:list xml:id="list23170045" text:style-name="L3">
        <text:list-item>
          <text:p text:style-name="P24">повысить скорость реакции пользовательского интерфейса</text:p>
        </text:list-item>
        <text:list-item>
          <text:p text:style-name="P20">обеспечить автозаполнение одних полей на основе значений других</text:p>
        </text:list-item>
        <text:list-item>
          <text:p text:style-name="P20">обеспечить поддержку пользователя справочной информацией по заполнению документов</text:p>
        </text:list-item>
      </text:list>
      <text:list xml:id="list23173460" text:style-name="L4">
        <text:list-item>
          <text:p text:style-name="P15">обеспечить устойчивость к обрывам связи с подсистемой Управления Документооборотом</text:p>
        </text:list-item>
      </text:list>
      <text:h text:style-name="P31" text:outline-level="1">Слайд</text:h>
      <text:p text:style-name="P5"><text:span text:style-name="T1">Являясь веб-приложением, Редактор будет содержать клиентскую серверную части, соединенные протоколом </text:span><text:span text:style-name="T5">HTTP.</text:span><text:span text:style-name="T1"> Способ реализации клиентской части и взаимодействия ее с серверной задан — это технология </text:span><text:span text:style-name="T5">GWT.</text:span><text:span text:style-name="T1"> Его предстоит только изучить. Способ реализации серверной части предстоит разработать, выбрав подходящую технологию.</text:span></text:p>
      <text:h text:style-name="P31" text:outline-level="1">Слайд</text:h>
      <text:p text:style-name="P3">Начнем с обзора технологии реализации клиента. Традиционные подходы к разработке веб-приложений имели ряд недостатков: например, невозможность частичной перезагрузки страниц и слежения за системными событиями браузера.</text:p>
      <text:p text:style-name="P5"><text:span text:style-name="T1">Многие из</text:span><text:span text:style-name="T5"> </text:span><text:span text:style-name="T1">них устранило с появление подхода </text:span><text:span text:style-name="T5">AJAX </text:span><text:span text:style-name="T1">(асинхронный JavaScript и XML). Этот подход заключается в «фоновом» обмене данными браузера с веб-сервером. Клиент не ждет реакции сервера, и при обновлении данных нет нужды перезагружать веб-страницу полностью.</text:span></text:p>
      <text:p text:style-name="P2"><text:soft-page-break/>Основные достоинства:</text:p>
      <text:list xml:id="list23169159" text:style-name="WW8Num2">
        <text:list-item>
          <text:p text:style-name="P21">экономия трафика</text:p>
        </text:list-item>
        <text:list-item>
          <text:p text:style-name="P21">уменьшение нагрузки на сервер</text:p>
        </text:list-item>
        <text:list-item>
          <text:p text:style-name="P19">ускорение реакции графического интерфейса</text:p>
        </text:list-item>
      </text:list>
      <text:h text:style-name="P31" text:outline-level="1">Слайд</text:h>
      <text:p text:style-name="P7"><text:span text:style-name="T1">Среди прочих </text:span><text:span text:style-name="T5">AJAX</text:span><text:span text:style-name="T1">-технологий выделяется </text:span><text:span text:style-name="T5">Google Web Toolkit. </text:span><text:span text:style-name="T1">Являясь фреймворком, - каркасом для создания приложений, он включает</text:span></text:p>
      <text:list xml:id="list23195262" text:style-name="L5">
        <text:list-item>
          <text:p text:style-name="P25"><text:span text:style-name="T1">компилятор </text:span><text:span text:style-name="T5">java </text:span><text:span text:style-name="T1">в </text:span><text:span text:style-name="T5">javaScript</text:span></text:p>
        </text:list-item>
        <text:list-item>
          <text:p text:style-name="P27">библиотеку эмуляции стандартные типы <text:span text:style-name="T5">java</text:span></text:p>
        </text:list-item>
        <text:list-item>
          <text:p text:style-name="P27">библиотеку элементов графического интерфейса</text:p>
        </text:list-item>
        <text:list-item>
          <text:p text:style-name="P27">среду отладки <text:span text:style-name="T5">java-</text:span>кода</text:p>
        </text:list-item>
      </text:list>
      <text:p text:style-name="P6">Позволяя писать на <text:span text:style-name="T5">Java, </text:span>вместо <text:span text:style-name="T5">Html </text:span>и <text:span text:style-name="T5">JavaScript, </text:span>технология облегчает труд:</text:p>
      <text:list xml:id="list23169072" text:style-name="L6">
        <text:list-item>
          <text:p text:style-name="P28">статической типизацией</text:p>
        </text:list-item>
        <text:list-item>
          <text:p text:style-name="P28">использованием полиморфизма</text:p>
        </text:list-item>
        <text:list-item>
          <text:p text:style-name="P28">возможностью полноценной отладки</text:p>
        </text:list-item>
        <text:list-item>
          <text:p text:style-name="P26"><text:span text:style-name="T1">тесным взаимодействием клиентского кода и серверного, написанных на </text:span><text:span text:style-name="T5">Java</text:span></text:p>
        </text:list-item>
      </text:list>
      <text:h text:style-name="P31" text:outline-level="1">Слайд</text:h>
      <text:p text:style-name="P5"><text:span text:style-name="T7">Итак, технология </text:span><text:span text:style-name="T8">Google Web Toolkit </text:span><text:span text:style-name="T7">позволит добиться:</text:span></text:p>
      <text:list xml:id="list23166347" text:style-name="L7">
        <text:list-item>
          <text:p text:style-name="P23"><text:span text:style-name="T9">ускорения реакции пользовательского </text:span>интерфейса</text:p>
        </text:list-item>
        <text:list-item>
          <text:p text:style-name="P23">автозаполнения полей</text:p>
        </text:list-item>
        <text:list-item>
          <text:p text:style-name="P23"><text:span text:style-name="T9">поддержки пользователя всплывающими окнами </text:span>со справочной информацией</text:p>
        </text:list-item>
        <text:list-item>
          <text:p text:style-name="P22">немедленной проверки формата вводимых пользователем данных</text:p>
        </text:list-item>
      </text:list>
      <text:h text:style-name="P31" text:outline-level="1">Слайд</text:h>
      <text:p text:style-name="P5"><text:span text:style-name="T1">Перейдем к серверной части. Нужно оптимизировать хранение и связывание данных </text:span><text:span text:style-name="T5">XML-</text:span><text:span text:style-name="T1">документа с объектами </text:span><text:span text:style-name="T5">Java. </text:span><text:span text:style-name="T1">Нужно подобрать для этого подходящую технологию. Как ее выбрать?</text:span></text:p>
      <text:list xml:id="list23194713" text:style-name="L8">
        <text:list-item>
          <text:p text:style-name="P16">обратим внимание на способ взаимодействия с БД и его влияние производительность.</text:p>
        </text:list-item>
        <text:list-item>
          <text:p text:style-name="P10"><text:span text:style-name="T1">будем искать возможности автоматической генерации классов по </text:span><text:span text:style-name="T5">XML-</text:span><text:span text:style-name="T1">схеме и сериализации их объектов в </text:span><text:span text:style-name="T5">XML. </text:span><text:span text:style-name="T1">Также обратим внимание на то, возможна ли валидация документов, и как она влияет на производительность</text:span></text:p>
        </text:list-item>
        <text:list-item>
          <text:p text:style-name="P16">данные документа потребуется передавать клиенту в форме, отличной от той, <text:s/>с которой работает сервер. Значит, нужно обратить внимание на возможные способы разбора связанных объектов на составные части.</text:p>
        </text:list-item>
      </text:list>
      <text:h text:style-name="P31" text:outline-level="1">Слайд</text:h>
      <text:p text:style-name="P5"><text:span text:style-name="T1">Простейшая технология работы с </text:span><text:span text:style-name="T5">XML</text:span><text:span text:style-name="T1"> — </text:span><text:span text:style-name="T5">DOM. </text:span><text:span text:style-name="T1">Стандартная библиотека классов по спецификации </text:span><text:span text:style-name="T5">W3C </text:span><text:span text:style-name="T1">преобразует документ в набор объектов заданных этой спецификацией типов. </text:span></text:p>
      <text:p text:style-name="P3"><text:span text:style-name="T6">Достоинства</text:span>: простота для небольших задач. </text:p>
      <text:p text:style-name="P3"><text:span text:style-name="T6">Недостатки</text:span>: хранение в БД только целиком, валидация только целиком.</text:p>
      <text:h text:style-name="P31" text:outline-level="1">Слайд</text:h>
      <text:p text:style-name="P3">Многие пытались создать более подходящую <text:span text:style-name="T5"><text:s/></text:span>для сложных задач технологию, используя концепцию <text:span text:style-name="T5">JavaBeans – </text:span>специально создаваемых классов, подчиняющихся общим правилам. Применительно к разбору <text:span text:style-name="T5">XML </text:span>это означает</text:p>
      <text:list xml:id="list23179454" text:style-name="L9">
        <text:list-item>
          <text:p text:style-name="P17"><text:soft-page-break/>т.н. маршалинг (разбор и упорядочение) документа в объекты заранее сгенерированных по схеме классов</text:p>
        </text:list-item>
        <text:list-item>
          <text:p text:style-name="P11"><text:span text:style-name="T1">работу с объектами, как с обычными объектами </text:span><text:span text:style-name="T5">Java</text:span></text:p>
        </text:list-item>
        <text:list-item>
          <text:p text:style-name="P17">и демаршалинг их обратно по окончании работы</text:p>
        </text:list-item>
      </text:list>
      <text:p text:style-name="P3">Разработанные порознь, эти технологии удовлетворяют одним заданным критериям и не удовлетворяют другим. <text:span text:style-name="T10">Это будет видно в таблице сравнения технологий.</text:span></text:p>
      <text:h text:style-name="P31" text:outline-level="1">Слайд</text:h>
      <text:p text:style-name="P5"><text:span text:style-name="T1">Более проработан </text:span><text:span text:style-name="T5">Eclipse Modeling Framework. О</text:span><text:span text:style-name="T1">н представляет собой набор утилит для генерации кода и библиотеку классов для моделирования, опирающихся на собственную рефлексивную систему типов, более глубокую, чем рефлексивная система </text:span><text:span text:style-name="T5">Java. </text:span></text:p>
      <text:p text:style-name="P3"><text:span text:style-name="T6">Достоинства</text:span>: удовлетворяет всем заданным критериям</text:p>
      <text:p text:style-name="P3"><text:span text:style-name="T6">Недостатки</text:span>: большой набор зависимостей, и на момент начала разработки редактора невозможность переноса модели целиком на клиентскую сторону.</text:p>
      <text:h text:style-name="P31" text:outline-level="1">Слайд</text:h>
      <text:p text:style-name="P5"><text:span text:style-name="T1">Сопоставив все критерии, видим, что</text:span><text:span text:style-name="T5"> </text:span><text:span text:style-name="T1">наиболее им удовлетворяет технология </text:span><text:span text:style-name="T5">EMF. </text:span><text:span text:style-name="T1">Ее использование снизит расходы на хранение документа в БД и «валидацию» документа.</text:span></text:p>
      <text:h text:style-name="P31" text:outline-level="1">Слайд</text:h>
      <text:p text:style-name="P3">От теории перейдем к практике. Взаимодействуя между собой, эти модули образуют подсистему Редактора.</text:p>
      <text:p text:style-name="P3">Открыв редактор, пользователь активирует Модуль точки входа, который подготавливает все нужные переменные среды. Он запускает Модуль привязки элементов управления страницы к полям документа, который инициирует загрузку документа на сервере. <text:span text:style-name="T5">XML-</text:span>документ запрашивается у подсистемы УД и по получению, преобразуется в объект <text:span text:style-name="T5">EMF. </text:span></text:p>
      <text:p text:style-name="P3">Чтобы обезопасить редактор на случай обрыва связи с подсистемой УД, EMF-документ сохраняется во временной базе, после чего передается Модулю редактирования и валидации. Во время редактирования, если валидация завершилась успешно, объект пересохраняется во временной БД.</text:p>
      <text:p text:style-name="P3">Модуль редактирования отправляет данные, содержащиеся в объекте клиенту, где их отображает Модуль отрисовки страниц. За изменением его элементов редактирования <text:s text:c="2"/>следит Модуль автозаполнения, вычисляя значения нужных полей.</text:p>
      <text:p text:style-name="P3">Реализация теперь будет заключаться в том, чтобы</text:p>
      <text:list xml:id="list23165140" text:style-name="L10">
        <text:list-item>
          <text:p text:style-name="P18">формализовать нужные документы</text:p>
        </text:list-item>
        <text:list-item>
          <text:p text:style-name="P18">создать каждый модуль</text:p>
        </text:list-item>
        <text:list-item>
          <text:p text:style-name="P18">наладить их взаимодействие</text:p>
        </text:list-item>
      </text:list>
      <text:h text:style-name="P31" text:outline-level="1">Слайд</text:h>
      <text:p text:style-name="P5"><text:span text:style-name="T1">Отметим, что для соответствия реальным бланкам нужно расположить и привязать до 300 полей документа на странице. Это ведет к схеме «язык разметки - кодогенератор - </text:span><text:span text:style-name="T5">java-</text:span><text:span text:style-name="T1">код»</text:span></text:p>
      <text:p text:style-name="P5"><text:span text:style-name="T1">Описание страницы должно наглядно устанавливать местоположение каждого элемента управления, и привязывать его к заданному полю документа на сервере. Язык <text:s/>такого описания получим, расширив стандартный </text:span><text:span text:style-name="T5">HTML </text:span><text:span text:style-name="T1">нужными</text:span><text:span text:style-name="T5"> </text:span><text:span text:style-name="T1">элементами и атрибутами. Так на основе стандартного </text:span><text:span text:style-name="T5">HTML-</text:span><text:span text:style-name="T1">парсера был написан кодогенератор. На схеме показана последовательность создания с его помощью форм редактирования.</text:span></text:p>
      <text:h text:style-name="P31" text:outline-level="1">Слайд</text:h>
      <text:p text:style-name="P3">Опустив детали длительной реализации, рассмотрим пример формы редактирования. Здесь <text:soft-page-break/>изображены фрагменты формы редактирования Грузовой Таможенной Декларации.</text:p>
      <text:p text:style-name="P3">Расположение полей повторяет форму бланка ГТД. При вводе данных неверного формата, поля подсвечиваются красным. Зеленым подсвечены поля, для которых доступно заполнение данными из справочников. Каждая графа имеет также кнопку вызова подсказки по заполнению. </text:p>
      <text:h text:style-name="P31" text:outline-level="1">Слайд</text:h>
      <text:p text:style-name="P1">Подведем итог. Каковы результаты проделанной работы?</text:p>
      <text:list xml:id="list23185843" text:style-name="L11">
        <text:list-item>
          <text:p text:style-name="P12">Создан веб-редактор электронных таможенных документов на основе технологии <text:span text:style-name="T5">GWT, </text:span><text:span text:style-name="T1">удовлетворяющий основным поставленным требованиям</text:span></text:p>
        </text:list-item>
        <text:list-item>
          <text:p text:style-name="P12">Примененные технологии позволили сэкономить время обработки данных как в клиентской части, так и на сервере. Это позволило создать редактор, скорость реакции которого качественно выше, чем у аналогов.</text:p>
        </text:list-item>
        <text:list-item>
          <text:p text:style-name="P12">В составе редактора реализована подсистема автоматического заполнения <text:span text:style-name="T1">полей документа.</text:span> Это позволило создать редактор, вводить данные в который, проще для пользователя, чем в аналоги.</text:p>
        </text:list-item>
        <text:list-item>
          <text:p text:style-name="P12">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2">В состав редактора введена система справочников НСИ и помощи по заполнению документа. <text:s/>Это сделало редактор более дружественным к пользователю.</text:p>
        </text:list-item>
      </text:list>
      <text:list xml:id="list23191786" text:style-name="L12">
        <text:list-header>
          <text:p text:style-name="P30">Эти преимущества обеспечили внедрение разработанного продукта в составе системы ЭДТиТС на таможенных постах ФТС.</text:p>
        </text:list-header>
      </text:list>
      <text:list xml:id="list23437166" text:continue-list="list23185843" text:style-name="L11">
        <text:list-header>
          <text:p text:style-name="P29"/>
        </text:list-header>
      </text:list>
      <text:p text:style-name="P1">Спасибо за внимание, пожалуйста, задавайте вопро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1" svg:font-family="OpenSymbol"/>
    <style:font-face style:name="OpenSymbol" svg:font-family="OpenSymbol, 'Arial Unicode MS'"/>
    <style:font-face style:name="Tahoma2" svg:font-family="Tahoma"/>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4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cm"/>
      <style:text-properties fo:font-size="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lyt-darkblue_7e_LT_7e_Gliederung_20_1" style:display-name="lyt-darkblue~LT~Gliederung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lyt-darkblue_7e_LT_7e_Gliederung_20_2" style:display-name="lyt-darkblue~LT~Gliederung 2" style:family="paragraph" style:parent-style-name="lyt-darkblue_7e_LT_7e_Gliederung_20_1">
      <style:paragraph-properties fo:margin-top="0cm" fo:margin-bottom="0.4cm"/>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top="0cm" fo:margin-bottom="0.3cm"/>
      <style:text-properties fo:font-size="24pt" style:font-size-asian="24pt" style:font-size-complex="24pt"/>
    </style:style>
    <style:style style:name="lyt-darkblue_7e_LT_7e_Gliederung_20_4" style:display-name="lyt-darkblue~LT~Gliederung 4" style:family="paragraph" style:parent-style-name="lyt-darkblue_7e_LT_7e_Gliederung_20_3">
      <style:paragraph-properties fo:margin-top="0cm" fo:margin-bottom="0.199cm"/>
      <style:text-properties fo:font-size="20pt" style:font-size-asian="20pt" style:font-size-complex="20pt"/>
    </style:style>
    <style:style style:name="lyt-darkblue_7e_LT_7e_Gliederung_20_5" style:display-name="lyt-darkblue~LT~Gliederung 5" style:family="paragraph" style:parent-style-name="lyt-darkblue_7e_LT_7e_Gliederung_20_4">
      <style:paragraph-properties fo:margin-top="0cm" fo:margin-bottom="0.101cm"/>
    </style:style>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darkblue_7e_LT_7e_Untertitel" style:display-name="lyt-darkblu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darkblue_7e_LT_7e_Notizen" style:display-name="lyt-darkblu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darkblue_7e_LT_7e_Hintergrundobjekte" style:display-name="lyt-darkblue~LT~Hintergrundobjekte" style:family="paragraph">
      <style:paragraph-properties style:text-autospace="none"/>
      <style:text-properties style:letter-kerning="true"/>
    </style:style>
    <style:style style:name="lyt-darkblue_7e_LT_7e_Hintergrund" style:display-name="lyt-darkblu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WW-_3f__3f__3f__3f__3f__3f__3f__3f__3f_12" style:display-name="WW-?????????12" style:family="paragraph" style:parent-style-name="_3f__3f__3f__3f__3f__3f__3f_">
      <style:paragraph-properties fo:margin-top="0.42cm" fo:margin-bottom="0.21cm"/>
    </style:style>
    <style:style style:name="WW-_3f__3f__3f__3f__3f__3f__3f__3f__3f__20_112" style:display-name="WW-????????? 112" style:family="paragraph" style:parent-style-name="_3f__3f__3f__3f__3f__3f__3f_">
      <style:paragraph-properties fo:margin-top="0.42cm" fo:margin-bottom="0.21cm"/>
    </style:style>
    <style:style style:name="WW-_3f__3f__3f__3f__3f__3f__3f__3f__3f__20_212" style:display-name="WW-????????? 212" style:family="paragraph" style:parent-style-name="_3f__3f__3f__3f__3f__3f__3f_">
      <style:paragraph-properties fo:margin-top="0.42cm" fo:margin-bottom="0.21cm"/>
    </style:style>
    <style:style style:name="WW-_3f__3f__3f__3f__3f_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 style:display-name="WW-????????? 1123"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 style:display-name="WW-????????? 2123" style:family="paragraph" style:parent-style-name="WW-_3f__3f__3f__3f__3f__3f__3f__3f__3f__20_1123">
      <style:paragraph-properties fo:margin-top="0cm" fo:margin-bottom="0.4cm"/>
      <style:text-properties fo:font-size="28pt" style:font-size-asian="28pt" style:font-size-complex="28pt"/>
    </style:style>
    <style:style style:name="WW-_3f__3f__3f__3f__3f__3f__3f__3f__3f_1234" style:display-name="WW-?????????1234" style:family="paragraph" style:parent-style-name="_3f__3f__3f__3f__3f__3f__3f_">
      <style:paragraph-properties fo:margin-top="0.42cm" fo:margin-bottom="0.21cm"/>
    </style:style>
    <style:style style:name="WW-_3f__3f__3f__3f__3f__3f__3f__3f__3f__20_11234" style:display-name="WW-????????? 11234" style:family="paragraph" style:parent-style-name="_3f__3f__3f__3f__3f__3f__3f_">
      <style:paragraph-properties fo:margin-top="0.42cm" fo:margin-bottom="0.21cm"/>
    </style:style>
    <style:style style:name="WW-_3f__3f__3f__3f__3f__3f__3f__3f__3f__20_21234" style:display-name="WW-????????? 21234" style:family="paragraph" style:parent-style-name="_3f__3f__3f__3f__3f__3f__3f_">
      <style:paragraph-properties fo:margin-top="0.42cm" fo:margin-bottom="0.21cm"/>
    </style:style>
    <style:style style:name="WW-_3f__3f__3f__3f__3f__3f__3f__3f__3f_12345" style:display-name="WW-?????????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 style:display-name="WW-????????? 112345"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45" style:display-name="WW-????????? 212345" style:family="paragraph" style:parent-style-name="WW-_3f__3f__3f__3f__3f__3f__3f__3f__3f__20_112345">
      <style:paragraph-properties fo:margin-top="0cm" fo:margin-bottom="0.4cm"/>
      <style:text-properties fo:font-size="28pt" style:font-size-asian="28pt" style:font-size-complex="28pt"/>
    </style:style>
    <style:style style:name="WW-_3f__3f__3f__3f__3f__3f__3f__3f__3f_123456" style:display-name="WW-?????????123456" style:family="paragraph" style:parent-style-name="_3f__3f__3f__3f__3f__3f__3f_">
      <style:paragraph-properties fo:margin-top="0.42cm" fo:margin-bottom="0.21cm"/>
    </style:style>
    <style:style style:name="WW-_3f__3f__3f__3f__3f__3f__3f__3f__3f__20_1123456" style:display-name="WW-????????? 1123456" style:family="paragraph" style:parent-style-name="_3f__3f__3f__3f__3f__3f__3f_">
      <style:paragraph-properties fo:margin-top="0.42cm" fo:margin-bottom="0.21cm"/>
    </style:style>
    <style:style style:name="WW-_3f__3f__3f__3f__3f__3f__3f__3f__3f__20_2123456" style:display-name="WW-????????? 2123456" style:family="paragraph" style:parent-style-name="_3f__3f__3f__3f__3f__3f__3f_">
      <style:paragraph-properties fo:margin-top="0.42cm" fo:margin-bottom="0.21cm"/>
    </style:style>
    <style:style style:name="WW-_3f__3f__3f__3f__3f__3f__3f__3f__3f_1234567" style:display-name="WW-?????????1234567"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 style:display-name="WW-????????? 11234567"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4567" style:display-name="WW-????????? 21234567" style:family="paragraph" style:parent-style-name="WW-_3f__3f__3f__3f__3f__3f__3f__3f__3f__20_11234567">
      <style:paragraph-properties fo:margin-top="0cm" fo:margin-bottom="0.4cm"/>
      <style:text-properties fo:font-size="28pt" style:font-size-asian="28pt" style:font-size-complex="28pt"/>
    </style:style>
    <style:style style:name="WW-_3f__3f__3f__3f__3f__3f__3f__3f__3f_12345678" style:display-name="WW-?????????12345678" style:family="paragraph" style:parent-style-name="_3f__3f__3f__3f__3f__3f__3f_">
      <style:paragraph-properties fo:margin-top="0.42cm" fo:margin-bottom="0.21cm"/>
    </style:style>
    <style:style style:name="WW-_3f__3f__3f__3f__3f__3f__3f__3f__3f__20_112345678" style:display-name="WW-????????? 112345678" style:family="paragraph" style:parent-style-name="_3f__3f__3f__3f__3f__3f__3f_">
      <style:paragraph-properties fo:margin-top="0.42cm" fo:margin-bottom="0.21cm"/>
    </style:style>
    <style:style style:name="WW-_3f__3f__3f__3f__3f__3f__3f__3f__3f__20_212345678" style:display-name="WW-????????? 212345678" style:family="paragraph" style:parent-style-name="_3f__3f__3f__3f__3f__3f__3f_">
      <style:paragraph-properties fo:margin-top="0.42cm" fo:margin-bottom="0.21cm"/>
    </style:style>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WW-_3f__3f__3f__3f__3f__3f__3f__3f__3f_123456789" style:display-name="WW-?????????123456789"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 style:display-name="WW-????????? 1123456789"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 style:display-name="WW-????????? 2123456789" style:family="paragraph" style:parent-style-name="WW-_3f__3f__3f__3f__3f__3f__3f__3f__3f__20_1123456789">
      <style:paragraph-properties fo:margin-top="0cm" fo:margin-bottom="0.4cm"/>
      <style:text-properties fo:font-size="28pt" style:font-size-asian="28pt" style:font-size-complex="28pt"/>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WW-_3f__3f__3f__3f__3f__3f__3f__3f__3f_12345678910" style:display-name="WW-?????????12345678910" style:family="paragraph" style:parent-style-name="_3f__3f__3f__3f__3f__3f__3f_">
      <style:paragraph-properties fo:margin-top="0.42cm" fo:margin-bottom="0.21cm"/>
    </style:style>
    <style:style style:name="WW-_3f__3f__3f__3f__3f__3f__3f__3f__3f__20_112345678910" style:display-name="WW-????????? 112345678910" style:family="paragraph" style:parent-style-name="_3f__3f__3f__3f__3f__3f__3f_">
      <style:paragraph-properties fo:margin-top="0.42cm" fo:margin-bottom="0.21cm"/>
    </style:style>
    <style:style style:name="WW-_3f__3f__3f__3f__3f__3f__3f__3f__3f__20_212345678910" style:display-name="WW-????????? 212345678910" style:family="paragraph" style:parent-style-name="_3f__3f__3f__3f__3f__3f__3f_">
      <style:paragraph-properties fo:margin-top="0.42cm" fo:margin-bottom="0.21cm"/>
    </style:style>
    <style:style style:name="WW-_3f__3f__3f__3f__3f__3f__3f__3f__3f_1234567891011" style:display-name="WW-?????????123456789101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1011" style:display-name="WW-????????? 112345678910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1011" style:display-name="WW-????????? 21234567891011" style:family="paragraph" style:parent-style-name="WW-_3f__3f__3f__3f__3f__3f__3f__3f__3f__20_11234567891011">
      <style:paragraph-properties fo:margin-top="0cm" fo:margin-bottom="0.4cm"/>
      <style:text-properties fo:font-size="28pt" style:font-size-asian="28pt" style:font-size-complex="28pt"/>
    </style:style>
    <style:style style:name="WW-_3f__3f__3f__3f__3f__3f__3f__3f__3f_123456789101112" style:display-name="WW-?????????123456789101112" style:family="paragraph" style:parent-style-name="_3f__3f__3f__3f__3f__3f__3f_">
      <style:paragraph-properties fo:margin-top="0.42cm" fo:margin-bottom="0.21cm"/>
    </style:style>
    <style:style style:name="WW-_3f__3f__3f__3f__3f__3f__3f__3f__3f__20_1123456789101112" style:display-name="WW-????????? 1123456789101112" style:family="paragraph" style:parent-style-name="_3f__3f__3f__3f__3f__3f__3f_">
      <style:paragraph-properties fo:margin-top="0.42cm" fo:margin-bottom="0.21cm"/>
    </style:style>
    <style:style style:name="WW-_3f__3f__3f__3f__3f__3f__3f__3f__3f__20_2123456789101112" style:display-name="WW-????????? 2123456789101112" style:family="paragraph" style:parent-style-name="_3f__3f__3f__3f__3f__3f__3f_">
      <style:paragraph-properties fo:margin-top="0.42cm" fo:margin-bottom="0.21cm"/>
    </style:style>
    <style:style style:name="WW-_3f__3f__3f__3f__3f__3f__3f__3f__3f_12345678910111213" style:display-name="WW-?????????1234567891011121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10111213" style:display-name="WW-????????? 112345678910111213"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10111213" style:display-name="WW-????????? 212345678910111213" style:family="paragraph" style:parent-style-name="WW-_3f__3f__3f__3f__3f__3f__3f__3f__3f__20_112345678910111213">
      <style:paragraph-properties fo:margin-top="0cm" fo:margin-bottom="0.4cm"/>
      <style:text-properties fo:font-size="28pt" style:font-size-asian="28pt" style:font-size-complex="28pt"/>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6T11:47:47.96</meta:creation-date>
    <meta:generator>OpenOffice.org/3.0$Win32 OpenOffice.org_project/300m9$Build-9358</meta:generator>
    <dc:date>2009-02-02T03:32:09.45</dc:date>
    <meta:editing-duration>PT08H05M56S</meta:editing-duration>
    <meta:editing-cycles>302</meta:editing-cycles>
    <meta:document-statistic meta:table-count="0" meta:image-count="0" meta:object-count="0" meta:page-count="4" meta:paragraph-count="91" meta:word-count="1101" meta:character-count="8520"/>
    <meta:user-defined meta:name="Поле 1"/>
    <meta:user-defined meta:name="Поле 2"/>
    <meta:user-defined meta:name="Поле 3"/>
    <meta:user-defined meta:name="Поле 4"/>
  </office:meta>
</office:document-meta>
</file>